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SearchPolicyCore.calculateExportedPackages( IModule targetModu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4SearchPolicyCore.calculateCandidateImplicitImportedPackages( IModule module , PackageSource psTarget , Map candidat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4SearchPolicyCore.calculateRequiredPackagesResolved( IModule targetModu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ckageSour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4SearchPolicyCore.calculateRequiredPackages( IModule targetModule , Map candidat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SearchPolicyCore.removeModuleFromArray( IModule [ ] modules , IModule 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4SearchPolicyCore.resolveDynamicImportCandidate( IModule provider , IModule impor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4SearchPolicyCore.calculateUsesConstraints( IModule targetModule , Map moduleMap , Map candidates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4SearchPolicyCore.R4SearchPolicyCore( Logger logger , Map config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lvedPackage.isSubset( ResolvedPackage r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4SearchPolicyCore.calculateImplicitImportedPackagesUnresolved( IModule targetModule , ICapability targetCapability , Map candidatesMap , Map cycle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olvedPackage.merge( ResolvedPackage r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4SearchPolicyCore.getModu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Pack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ource.compareTo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4SearchPolicyCore.populateWireMap( Map candidatesMap , IModule importer , Map wireM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4SearchPolicyCore.createWires( Map candidatesMap , IModule rootModul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R4SearchPolicyCore.moduleAdded( Modul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4SearchPolicyCore.findConsistentClassSpace( Map candidatesMap , IModule rootModu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4SearchPolicyCore.addResolverListener( ResolveListener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lvedPackage.toString( String padding , StringBuffer s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4SearchPolicyCore.calculateRequiredPackagesUnresolved( IModule targetModule , Map candidates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4SearchPolicyCore.searchImports( IModule module , String name , boolean is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4SearchPolicyCore.definePackage( IModule module , String pk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4SearchPolicyCore.addCapabilityToArray( ICapability [ ] caps , ICapability c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4SearchPolicyCore.fireModuleUnresolved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4SearchPolicyCore.moduleRefreshed( Modul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4SearchPolicyCore.calculateImportedPackagesUnresolved( IModule targetModule , Map candidates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solvedPackag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SearchPolicyCore.calculateExportedAndReexportedPackagesResolved( IModule targetModule , Map cycleMap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R4SearchPolicyCore.calculateImplicitImportedPackages( IModule targetModule , ICapability targetCapability , Map candidatesMap , Map cycl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4SearchPolicyCore.incrementCandidateConfiguration( List resolver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4SearchPolicyCore.indexPackageCapability( Map map , IModule module , ICapability capabili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R4SearchPolicyCore.findLibrary( IModule modul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4SearchPolicyCore.calculateModulePackages( IModule module , Map candidates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4SearchPolicyCore.calculateImportedPackagesResolved( IModule targetModu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4SearchPolicyCore.shrinkCandidateArray( PackageSource [ ] candida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ndidateSet.CandidateSet( IModule module , IRequirement requirement , PackageSource [ ] candid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4SearchPolicyCore.findResource( IModule modul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4SearchPolicyCore.dumpPackageSources( Map pkg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4SearchPolicyCore.attemptDynamicImport( IModule importer , String pkg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R4SearchPolicyCore.calculateCandidateRequiredPackages( IModule module , PackageSource psTarget , Map candidate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SearchPolicyCore.populateCandidatesMap( Map candidatesMap , IModule modul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4SearchPolicyCore.resolve( IModule rootModu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4SearchPolicyCore.dumpUsedPackag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4SearchPolicyCore.findResources( IModule module , String nam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R4SearchPolicyCore.setResolved( IModule module , boolean resolv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4SearchPolicyCore.removeResolverListener( ResolveListener 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4SearchPolicyCore.fireModuleResolved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4SearchPolicyCore.getExportPackageCapability( IModule m , String pkg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4SearchPolicyCore.isResolved( IModule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Source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4SearchPolicyCore.diagnoseClassLoadError( IModule module , String nam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2">
            <text:p text:style-name="Table_20_Contents">172</text:p>
          </table:table-cell>
        </table:table-row>
        <table:table-row>
          <table:table-cell office:value-type="string">
            <text:p text:style-name="Table_20_Contents">R4SearchPolicyCore.getModulePackages( Map moduleMap , IModule module , Map candidat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4SearchPolicyCore.calculateUsesConstraints( PackageSource psTarget , Map moduleMap , Map usesMap , Map cycleMap , Map candidates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4SearchPolicyCore.isCapabilityInUse( IModule module , ICapability c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4SearchPolicyCore.findClassOrResource( IModule module , String name , boolean isClas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R4SearchPolicyCore.getInUseCandidates( IRequirement req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PackageSource.PackageSource( IModule module , ICapability cap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Data.ModuleData(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Core.calculateImplicitImportedPackagesResolved( IModule targetModule , ICapability targetCapability , Map cycle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4SearchPolicyCore.calculateImportedPackages( IModule targetModule , Map candidat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SearchPolicyCore.getUnusedCandidates( IRequirement re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4SearchPolicyCore.calculateExportedAndReexportedPackages( PackageSource psTarget , Map candidatesMap , Map cycl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SearchPolicyCore.calculateExportedAndReexportedPackagesUnresolved( PackageSource psTarget , Map candidatesMap , Map cycleMap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4SearchPolicyCore.moduleRemoved( Module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4SearchPolicyCore.searchDynamicImports( IModule module , String name , String pkgName , boolean isClas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4SearchPolicyCore.findClass( IModule modul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4SearchPolicyCore.isClassSpaceConsistent( IModule targetModule , Map moduleMap , Map cycleMap , Map candidatesMap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ResolvedPackage.ResolvedPackag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SearchPolicyCore.setModuleFactory( IModul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